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ee6d" officeooo:paragraph-rsid="0010ee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re is a version of factoryCharity.sol deployed on the Rinkeby-network</text:p>
      <text:p text:style-name="P1"/>
      <text:p text:style-name="P1">The address of the contract is: 0x31fD63F98B9eAA520C2DAc5C9Ed71118Fc2747F8</text:p>
      <text:p text:style-name="P1"/>
      <text:p text:style-name="P1">Pleas see factory.js for more informatio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2:42:55.773848320</meta:creation-date>
    <dc:date>2019-01-25T12:44:30.365616031</dc:date>
    <meta:editing-duration>PT1M35S</meta:editing-duration>
    <meta:editing-cycles>1</meta:editing-cycles>
    <meta:document-statistic meta:table-count="0" meta:image-count="0" meta:object-count="0" meta:page-count="1" meta:paragraph-count="3" meta:word-count="23" meta:character-count="188" meta:non-whitespace-character-count="167"/>
    <meta:generator>LibreOffice/6.0.3.2$Linux_X86_64 LibreOffice_project/00m0$Build-2</meta:generator>
  </office:meta>
</office:document-meta>
</file>